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93cm" style:rel-column-width="3440*"/>
    </style:style>
    <style:style style:name="Table1.B" style:family="table-column">
      <style:table-column-properties style:column-width="16.108cm" style:rel-column-width="620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officeooo:rsid="0012d0b4" officeooo:paragraph-rsid="0012d0b4"/>
    </style:style>
    <style:style style:name="P2" style:family="paragraph" style:parent-style-name="Table_20_Contents">
      <style:paragraph-properties style:writing-mode="lr-tb"/>
      <style:text-properties style:font-name="Arial1" officeooo:paragraph-rsid="0012d0b4"/>
    </style:style>
    <style:style style:name="P3" style:family="paragraph" style:parent-style-name="Table_20_Contents">
      <style:paragraph-properties style:writing-mode="lr-tb"/>
      <style:text-properties style:font-name="Arial1"/>
    </style:style>
    <style:style style:name="P4" style:family="paragraph" style:parent-style-name="Table_20_Contents">
      <style:paragraph-properties style:writing-mode="lr-tb"/>
      <style:text-properties style:font-name="Arial1" fo:font-size="8.25pt"/>
    </style:style>
    <style:style style:name="P5" style:family="paragraph" style:parent-style-name="Standard">
      <style:text-properties officeooo:rsid="001417a6" officeooo:paragraph-rsid="001417a6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text-properties officeooo:paragraph-rsid="001417a6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8.25pt" fo:font-weight="bold" style:font-weight-asian="bold" style:font-weight-complex="bold"/>
    </style:style>
    <style:style style:name="T3" style:family="text">
      <style:text-properties style:font-name="sans-serif" fo:font-size="8.25pt" fo:font-weight="bold" officeooo:rsid="0012d0b4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style:font-name="sans-serif" fo:font-size="8.25pt"/>
    </style:style>
    <style:style style:name="T6" style:family="text">
      <style:text-properties style:text-line-through-style="solid" style:text-line-through-type="single" style:font-name="sans-serif" fo:font-size="8.25pt" fo:font-weight="bold" style:font-weight-asian="bold" style:font-weight-complex="bold"/>
    </style:style>
    <style:style style:name="T7" style:family="text">
      <style:text-properties style:text-line-through-style="solid" style:text-line-through-type="single" fo:font-size="8.25pt"/>
    </style:style>
    <style:style style:name="T8" style:family="text">
      <style:text-properties style:text-line-through-style="solid" style:text-line-through-type="single" fo:font-size="8.25pt" fo:font-weight="bold" style:font-weight-asian="bold" style:font-weight-complex="bold"/>
    </style:style>
    <style:style style:name="T9" style:family="text">
      <style:text-properties fo:font-size="8.25pt"/>
    </style:style>
    <style:style style:name="T10" style:family="text">
      <style:text-properties fo:font-size="8.25pt" fo:font-weight="bold" style:font-weight-asian="bold" style:font-weight-complex="bold"/>
    </style:style>
    <style:style style:name="T11" style:family="text">
      <style:text-properties fo:font-size="8.25pt" fo:font-weight="bold" officeooo:rsid="0012d0b4" style:font-weight-asian="bold" style:font-weight-complex="bold"/>
    </style:style>
    <style:style style:name="T12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ègles grammaticales et lexicales par niveaux</text:h>
      <table:table table:name="Table1" table:style-name="Table1">
        <table:table-column table:style-name="Table1.A"/>
        <table:table-column table:style-name="Table1.B"/>
        <table:table-row table:style-name="TableLine94249624025616">
          <table:table-cell table:style-name="Table1.A1" office:value-type="string">
            <text:p text:style-name="P1">A1</text:p>
          </table:table-cell>
          <table:table-cell table:style-name="Table1.B1" office:value-type="string">
            <text:p text:style-name="Text_20_body"><text:span text:style-name="T10">GRAMMATICALE</text:span><text:line-break/><text:span text:style-name="T9">Le questionnement (Sujet + verbe / Est-ce que + S +V / </text:span><text:line-break/><text:span text:style-name="T9">Interrogatifs + S + V). </text:span><text:line-break/><text:span text:style-name="T9">La négation</text:span> <text:span text:style-name="T9">: ne pas... . </text:span><text:line-break/><text:span text:style-name="T9">Le présent, les verbes réguliers (être/avoir) </text:span><text:line-break/><text:span text:style-name="T9">Le masculin et le féminin.</text:span><text:line-break/><text:span text:style-name="T9">L’interrogation</text:span> <text:span text:style-name="T9">: « Qui</text:span> <text:span text:style-name="T9">? », « où</text:span> <text:span text:style-name="T9">? » « est-ce que</text:span> <text:span text:style-name="T9">? ».</text:span><text:line-break/><text:span text:style-name="T9">Les prépositions de lieu. La nominalisation de verbes simples (visite, arrivée, promenade, location, rangement, baignade).</text:span><text:line-break/><text:span text:style-name="T9">Les adverbes de temps (...) maintenant, ce matin, demain.</text:span><text:line-break/><text:span text:style-name="T9">La place des adjectifs </text:span><text:line-break/><text:span text:style-name="T9">Les indicateurs de temps (depuis, il y a).</text:span></text:p>
            <text:p text:style-name="P2"><text:line-break/><text:span text:style-name="T10">LEXICALE</text:span><text:line-break/><text:span text:style-name="T9">informations personnelles.</text:span> <text:span text:style-name="T9">: lexique en relation avec la description physique, le caractère, les loisirs, l’heure, la famille</text:span></text:p>
          </table:table-cell>
        </table:table-row>
        <table:table-row table:style-name="TableLine94249629644800">
          <table:table-cell table:style-name="Table1.A2" office:value-type="string">
            <text:p text:style-name="P1">A2</text:p>
          </table:table-cell>
          <table:table-cell table:style-name="Table1.B2" office:value-type="string">
            <text:p text:style-name="P3"><text:span text:style-name="T10">GRAMMATICALE</text:span><text:line-break/><text:span text:style-name="T9">Le présent.</text:span><text:line-break/><text:span text:style-name="T9">Les verbes usuels.</text:span><text:line-break/><text:span text:style-name="T9">Le masculin et le féminin.</text:span><text:line-break/><text:span text:style-name="T9">Le singulier et le pluriel. </text:span><text:line-break/><text:span text:style-name="T9">Les indicateurs de temps (depuis, il y a). </text:span><text:line-break/><text:span text:style-name="T9">Le questionnement (Qui est-ce</text:span> <text:span text:style-name="T9">? / Qu’est-ce que c’est</text:span> <text:span text:style-name="T9">?).</text:span><text:line-break/><text:span text:style-name="T9">L’interrogation</text:span> <text:span text:style-name="T9">: « Qui</text:span> <text:span text:style-name="T9">? », « où</text:span> <text:span text:style-name="T9">? » « quand</text:span> <text:span text:style-name="T9">? » « quel(le)</text:span> <text:span text:style-name="T9">? », « comment</text:span> <text:span text:style-name="T9">? ».</text:span><text:line-break/><text:span text:style-name="T9">L’opposition « Mais ».</text:span><text:line-break/><text:span text:style-name="T9">La négation</text:span> <text:span text:style-name="T9">: « ne ... pas ».</text:span><text:line-break/><text:span text:style-name="T9">Les adjectifs (leur place et les accords de façon exemplaire et non exhaustive).</text:span><text:line-break/><text:span text:style-name="T9">Les adjectifs (possessifs et démonstratifs).</text:span><text:line-break/><text:span text:style-name="T9">Le passé composé (des verbes utilisés dans le contexte).</text:span><text:line-break/><text:span text:style-name="T9">Les adverbes de quantité</text:span> <text:span text:style-name="T9">: « un peu (de), beaucoup (de) pas de ».</text:span></text:p>
            <text:p text:style-name="P4"/>
            <text:p text:style-name="P2"><text:span text:style-name="T11">L</text:span><text:span text:style-name="T10">EXICALE</text:span><text:span text:style-name="T9"> <text:line-break/>Information sur les produits/Les services et les modes de paiement <text:line-break/>Les formules sociales<text:line-break/>Les rituels du courrie</text:span></text:p>
          </table:table-cell>
        </table:table-row>
        <table:table-row table:style-name="TableLine94249629627536">
          <table:table-cell table:style-name="Table1.A2" office:value-type="string">
            <text:p text:style-name="P1">B1</text:p>
          </table:table-cell>
          <table:table-cell table:style-name="Table1.B2" office:value-type="string">
            <text:p text:style-name="P2"><text:span text:style-name="T10">GRAMMATICALE</text:span><text:line-break/><text:span text:style-name="T9">Les prépositions de lieu, de temps....</text:span><text:line-break/><text:span text:style-name="T9">Les formes du futur</text:span><text:line-break/><text:span text:style-name="T9">Le conditionnel (de politesse/de suggestion)</text:span><text:line-break/><text:span text:style-name="T9">La conjonction « pour que » + subjonctif</text:span><text:line-break/><text:span text:style-name="T9">Le discours rapporté au présent </text:span><text:line-break/><text:span text:style-name="T9">Les articulateurs chronologiques </text:span><text:line-break/><text:span text:style-name="T9">Les articulateurs logiques simples (but / cause / conséquence)</text:span></text:p>
            <text:p text:style-name="P2"><text:line-break/><text:span text:style-name="T10">LEXICALE</text:span><text:span text:style-name="T4"><text:line-break/></text:span><text:span text:style-name="T9">Les loisirs, les activités quotidiennes, les différents lieux d’une ville ou d’autres espaces liés au tourisme aux loisirs et aux moyens de transport</text:span><text:line-break/><text:span text:style-name="T9">Les rituels de la conversation téléphonique (pour s’informer / pour réserver)</text:span><text:line-break/><text:span text:style-name="T9">Les rituels du courriel ou de la lettre formelle (pour s’informer / pour réserver)</text:span></text:p>
          </table:table-cell>
        </table:table-row>
        <table:table-row table:style-name="TableLine94249629657856">
          <table:table-cell table:style-name="Table1.A2" office:value-type="string">
            <text:p text:style-name="P1">B2</text:p>
          </table:table-cell>
          <table:table-cell table:style-name="Table1.B2" office:value-type="string">
            <text:p text:style-name="P2"><text:span text:style-name="T10">GRAMMATICALE</text:span><text:span text:style-name="T9"><text:line-break/>Tous les modes et temps verbaux. <text:line-break/>Les articulateurs logiques et chronologiques.<text:line-break/>L’expression du but, de la cause, conséquence, condition, restriction, concession et opposition.<text:line-break/>L’hypothèse et la supposition. La mise en relief.</text:span></text:p>
            <text:p text:style-name="P2"><text:span text:style-name="T9"><text:line-break/></text:span><text:span text:style-name="T10">LEXICALE</text:span><text:span text:style-name="T9"><text:line-break/>Lexique en relation avec les centres d’intérêts personnels et professionnels (santé, travail, société, technologie…)</text:span></text:p>
            <text:p text:style-name="P2"><text:span text:style-name="T9"><text:line-break/></text:span><text:span text:style-name="T8">PHONOLOGIQUE</text:span><text:span text:style-name="T7"><text:line-break/>Accentuation, rythme, intonation <text:line-break/>Peut Utiliser l’intonation et les gestes dans la communication. Peut utiliser un registre formel.</text:span></text:p>
          </table:table-cell>
        </table:table-row>
        <table:table-row table:style-name="TableLine94249629658128">
          <table:table-cell table:style-name="Table1.A2" office:value-type="string">
            <text:p text:style-name="P1">C1</text:p>
          </table:table-cell>
          <table:table-cell table:style-name="Table1.B2" table:number-rows-spanned="2" office:value-type="string">
            <text:p text:style-name="P2"><text:span text:style-name="T10">GRAMMATICALE</text:span><text:line-break/><text:span text:style-name="T9">Modes et temps verbaux</text:span><text:line-break/><text:span text:style-name="T9">Antériorité, simultanéité, postériorité</text:span><text:line-break/><text:span text:style-name="T9">Expression du but, de la cause, la conséquence, la concession</text:span><text:line-break/><text:soft-page-break/><text:span text:style-name="T9">Les hypothèses</text:span></text:p>
            <text:p text:style-name="P2"><text:line-break/><text:span text:style-name="T10">LEXICALE</text:span><text:span text:style-name="T4"><text:line-break/></text:span><text:span text:style-name="T9">L’économie / Le monde de l’entreprise/ La publicité / Les stratégies de marketing</text:span></text:p>
          </table:table-cell>
        </table:table-row>
        <table:table-row table:style-name="TableLine94249629658400">
          <table:table-cell table:style-name="Table1.A2" office:value-type="string">
            <text:p text:style-name="P1">C2</text:p>
          </table:table-cell>
          <table:covered-table-cell table:style-name="Table1.B2"/>
        </table:table-row>
      </table:table>
      <text:p text:style-name="P5"><text:span text:style-name="T12">Source : </text:span><text:a xlink:type="simple" xlink:href="https://www.eaquals.org/wp-content/uploads/Inventaire_ONLINE_full.pdf" text:style-name="Internet_20_link" text:visited-style-name="Visited_20_Internet_20_Link"><text:span text:style-name="T12">https://www.eaquals.org/wp-content/uploads/Inventaire_ONLINE_full.pdf</text:span>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ieu Payn</meta:initial-creator>
    <meta:creation-date>2021-11-30T12:09:02.194978800</meta:creation-date>
    <dc:date>2021-11-30T12:21:32.487581619</dc:date>
    <dc:creator>Mathieu Payn</dc:creator>
    <meta:editing-duration>PT11M50S</meta:editing-duration>
    <meta:editing-cycles>3</meta:editing-cycles>
    <meta:generator>LibreOffice/7.2.1.2$Linux_X86_64 LibreOffice_project/20$Build-2</meta:generator>
    <meta:document-statistic meta:table-count="1" meta:image-count="0" meta:object-count="0" meta:page-count="2" meta:paragraph-count="19" meta:word-count="435" meta:character-count="2834" meta:non-whitespace-character-count="2400"/>
  </office:meta>
</office:document-meta>
</file>